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Arial" svg:font-family="Arial"/>
    <style:font-face style:name="Mangal1" svg:font-family="Mangal"/>
    <style:font-face style:name="OpenSymbol" svg:font-family="OpenSymbol"/>
    <style:font-face style:name="Arial4" svg:font-family="Arial" style:font-family-generic="swiss"/>
    <style:font-face style:name="Arial3" svg:font-family="Arial" style:font-adornments="Обычный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.641cm" table:align="margins"/>
    </style:style>
    <style:style style:name="Таблица1.A" style:family="table-column">
      <style:table-column-properties style:column-width="9.32cm" style:rel-column-width="32767*"/>
    </style:style>
    <style:style style:name="Таблица1.B" style:family="table-column">
      <style:table-column-properties style:column-width="9.32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2" style:family="table">
      <style:table-properties style:width="14.773cm" fo:margin-left="0.549cm" fo:margin-right="3.32cm" table:align="margins"/>
    </style:style>
    <style:style style:name="Таблица2.A" style:family="table-column">
      <style:table-column-properties style:column-width="7.982cm" style:rel-column-width="35412*"/>
    </style:style>
    <style:style style:name="Таблица2.B" style:family="table-column">
      <style:table-column-properties style:column-width="6.791cm" style:rel-column-width="30123*"/>
    </style:style>
    <style:style style:name="Таблица2.1" style:family="table-row">
      <style:table-row-properties style:min-row-height="0.60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8.832cm" fo:margin-left="0.573cm" fo:margin-right="9.236cm" table:align="margins"/>
    </style:style>
    <style:style style:name="Таблица3.A" style:family="table-column">
      <style:table-column-properties style:column-width="5.701cm" style:rel-column-width="42307*"/>
    </style:style>
    <style:style style:name="Таблица3.B" style:family="table-column">
      <style:table-column-properties style:column-width="3.131cm" style:rel-column-width="2322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>
      <style:text-properties style:text-position="0% 100%" style:font-name="Liberation Serif" fo:font-size="11pt" fo:language="en" fo:country="US" style:text-underline-style="none" fo:font-weight="normal" style:font-name-asian="SimSun" style:font-size-asian="13.1999998092651pt" style:font-weight-asian="normal" style:font-name-complex="Mangal" style:font-size-complex="13.1999998092651pt" style:font-weight-complex="normal"/>
    </style:style>
    <style:style style:name="P2" style:family="paragraph" style:parent-style-name="Standard">
      <style:text-properties style:text-position="0% 100%" style:font-name="Liberation Serif" fo:font-size="11pt" fo:language="ru" fo:country="RU" style:font-size-asian="11pt" style:font-size-complex="11pt"/>
    </style:style>
    <style:style style:name="P3" style:family="paragraph" style:parent-style-name="Standard">
      <style:text-properties style:text-position="0% 100%" style:font-name="Liberation Serif" fo:font-size="11pt" fo:language="ru" fo:country="RU" style:text-underline-style="none" fo:font-weight="normal" style:font-name-asian="SimSun" style:font-size-asian="13.1999998092651pt" style:font-weight-asian="normal" style:font-name-complex="Mangal" style:font-size-complex="13.1999998092651pt" style:font-weight-complex="normal"/>
    </style:style>
    <style:style style:name="P4" style:family="paragraph" style:parent-style-name="Standard" style:list-style-name="L2">
      <style:text-properties style:text-position="0% 100%" style:font-name="Liberation Serif" fo:font-size="11pt" fo:language="ru" fo:country="RU" style:text-underline-style="none" fo:font-weight="normal" style:font-name-asian="SimSun" style:font-size-asian="13.1999998092651pt" style:font-weight-asian="normal" style:font-name-complex="Mangal" style:font-size-complex="13.1999998092651pt" style:font-weight-complex="normal"/>
    </style:style>
    <style:style style:name="P5" style:family="paragraph" style:parent-style-name="Standard">
      <style:text-properties style:text-position="0% 100%" style:font-name="Liberation Serif" fo:font-size="11pt" fo:language="ru" fo:country="RU" style:text-underline-style="none" fo:font-weight="bold" style:font-name-asian="SimSun" style:font-size-asian="13.1999998092651pt" style:font-weight-asian="bold" style:font-name-complex="Mangal" style:font-size-complex="13.1999998092651pt" style:font-weight-complex="bold"/>
    </style:style>
    <style:style style:name="P6" style:family="paragraph" style:parent-style-name="Standard" style:list-style-name="L1">
      <style:text-properties style:text-position="super 58%" style:font-name="Liberation Serif" fo:font-size="11pt" fo:language="en" fo:country="US" style:text-underline-style="none" fo:font-weight="normal" style:font-name-asian="SimSun" style:font-size-asian="13.1999998092651pt" style:font-weight-asian="normal" style:font-name-complex="Mangal" style:font-size-complex="13.1999998092651pt" style:font-weight-complex="normal"/>
    </style:style>
    <style:style style:name="P7" style:family="paragraph" style:parent-style-name="Standard">
      <style:text-properties style:font-name="Liberation Serif"/>
    </style:style>
    <style:style style:name="P8" style:family="paragraph" style:parent-style-name="Standard">
      <style:text-properties style:font-name="Liberation Serif" fo:font-size="11pt" fo:language="ru" fo:country="RU" style:text-underline-style="none" fo:font-weight="bold" style:font-size-asian="13.1999998092651pt" style:font-weight-asian="bold" style:font-size-complex="13.1999998092651pt" style:font-weight-complex="bold"/>
    </style:style>
    <style:style style:name="P9" style:family="paragraph" style:parent-style-name="Standard">
      <style:text-properties style:font-name="Liberation Serif" fo:font-size="11pt" fo:language="ru" fo:country="RU" style:text-underline-style="none" fo:font-weight="bold" style:font-name-asian="SimSun" style:font-size-asian="13.1999998092651pt" style:font-weight-asian="bold" style:font-name-complex="Mangal" style:font-size-complex="13.1999998092651pt" style:font-weight-complex="bold"/>
    </style:style>
    <style:style style:name="P10" style:family="paragraph" style:parent-style-name="Standard">
      <style:text-properties style:font-name="Liberation Serif" fo:font-size="11pt" fo:language="ru" fo:country="RU" style:text-underline-style="none" fo:font-weight="normal" style:font-size-asian="13.1999998092651pt" style:font-weight-asian="normal" style:font-size-complex="13.1999998092651pt" style:font-weight-complex="normal"/>
    </style:style>
    <style:style style:name="P11" style:family="paragraph" style:parent-style-name="Standard" style:list-style-name="L3">
      <style:text-properties style:font-name="Liberation Serif" fo:font-size="11pt" fo:language="ru" fo:country="RU" style:text-underline-style="none" fo:font-weight="normal" style:font-size-asian="13.1999998092651pt" style:font-weight-asian="normal" style:font-size-complex="13.1999998092651pt" style:font-weight-complex="normal"/>
    </style:style>
    <style:style style:name="P12" style:family="paragraph" style:parent-style-name="Standard">
      <style:text-properties style:font-name="Liberation Serif" fo:font-size="11pt" fo:language="ru" fo:country="RU" style:text-underline-style="none" fo:font-weight="normal" style:font-name-asian="SimSun" style:font-size-asian="13.1999998092651pt" style:font-weight-asian="normal" style:font-name-complex="Mangal" style:font-size-complex="13.1999998092651pt" style:font-weight-complex="normal"/>
    </style:style>
    <style:style style:name="P13" style:family="paragraph" style:parent-style-name="Standard" style:list-style-name="L1">
      <style:text-properties style:font-name="Liberation Serif" fo:font-size="11pt" fo:language="ru" fo:country="RU" style:text-underline-style="none" fo:font-weight="normal" style:font-name-asian="SimSun" style:font-size-asian="13.1999998092651pt" style:font-weight-asian="normal" style:font-name-complex="Mangal" style:font-size-complex="13.1999998092651pt" style:font-weight-complex="normal"/>
    </style:style>
    <style:style style:name="P14" style:family="paragraph" style:parent-style-name="Standard">
      <style:text-properties style:font-name="Liberation Serif" fo:font-size="11pt" fo:language="ru" fo:country="RU" style:font-size-asian="11pt" style:font-size-complex="11pt"/>
    </style:style>
    <style:style style:name="P15" style:family="paragraph" style:parent-style-name="Standard" style:list-style-name="L6">
      <style:text-properties style:font-name="Liberation Serif" fo:font-size="11pt" fo:language="ru" fo:country="RU" style:font-size-asian="11pt" style:font-size-complex="11pt"/>
    </style:style>
    <style:style style:name="P16" style:family="paragraph" style:parent-style-name="Standard">
      <style:text-properties style:font-name="Liberation Serif" fo:font-size="11pt" style:font-size-asian="11pt" style:font-size-complex="11pt"/>
    </style:style>
    <style:style style:name="P17" style:family="paragraph" style:parent-style-name="Standard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 style:list-style-name="L8">
      <style:text-properties style:font-name="Liberation Serif" fo:font-size="11pt" fo:language="en" fo:country="US" style:font-name-asian="SimSun" style:font-size-asian="11pt" style:font-name-complex="Mangal" style:font-size-complex="11pt"/>
    </style:style>
    <style:style style:name="P19" style:family="paragraph" style:parent-style-name="Standard" style:list-style-name="L1">
      <style:text-properties style:font-name="Liberation Serif"/>
    </style:style>
    <style:style style:name="P20" style:family="paragraph" style:parent-style-name="Standard" style:list-style-name="L2">
      <style:text-properties style:font-name="Liberation Serif"/>
    </style:style>
    <style:style style:name="P21" style:family="paragraph" style:parent-style-name="Standard" style:list-style-name="L4">
      <style:text-properties style:font-name="Liberation Serif"/>
    </style:style>
    <style:style style:name="P22" style:family="paragraph" style:parent-style-name="Standard">
      <style:text-properties style:font-name="Liberation Serif" fo:font-weight="bold" style:font-weight-asian="bold" style:font-weight-complex="bold"/>
    </style:style>
    <style:style style:name="P23" style:family="paragraph" style:parent-style-name="Standard" style:list-style-name="L5">
      <style:text-properties style:font-name="Liberation Serif"/>
    </style:style>
    <style:style style:name="P24" style:family="paragraph" style:parent-style-name="Standard" style:list-style-name="L6">
      <style:text-properties style:font-name="Liberation Serif" style:text-underline-style="solid" style:text-underline-width="auto" style:text-underline-color="font-color"/>
    </style:style>
    <style:style style:name="P25" style:family="paragraph" style:parent-style-name="Standard" style:list-style-name="L8">
      <style:text-properties style:font-name="Liberation Serif" style:text-underline-style="solid" style:text-underline-width="auto" style:text-underline-color="font-color"/>
    </style:style>
    <style:style style:name="P26" style:family="paragraph" style:parent-style-name="Standard" style:list-style-name="L6">
      <style:text-properties style:font-name="Liberation Serif"/>
    </style:style>
    <style:style style:name="P27" style:family="paragraph" style:parent-style-name="Standard" style:list-style-name="L7">
      <style:text-properties style:font-name="Liberation Serif"/>
    </style:style>
    <style:style style:name="P28" style:family="paragraph" style:parent-style-name="Standard" style:list-style-name="L8">
      <style:text-properties style:font-name="Liberation Serif"/>
    </style:style>
    <style:style style:name="P29" style:family="paragraph" style:parent-style-name="Standard">
      <style:paragraph-properties fo:margin-left="0cm" fo:margin-right="-0.12cm" fo:text-indent="0cm" style:auto-text-indent="false"/>
      <style:text-properties style:font-name="Liberation Serif" fo:font-size="16pt" fo:language="ru" fo:country="RU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0" style:family="paragraph" style:parent-style-name="Standard">
      <style:paragraph-properties fo:margin-left="-0.432cm" fo:margin-right="0cm" fo:text-indent="0.457cm" style:auto-text-indent="false"/>
      <style:text-properties style:font-name="Liberation Serif" fo:font-size="14pt" fo:language="ru" fo:country="RU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1" style:family="paragraph" style:parent-style-name="Table_20_Contents">
      <style:text-properties style:font-name="Liberation Serif" fo:font-size="11pt" style:font-size-asian="13.1999998092651pt" style:font-size-complex="13.1999998092651pt"/>
    </style:style>
    <style:style style:name="P32" style:family="paragraph" style:parent-style-name="Table_20_Contents">
      <style:text-properties style:font-name="Liberation Serif" fo:font-size="11pt" fo:language="ru" fo:country="RU" style:font-name-asian="Calibri" style:font-size-asian="13.1999998092651pt" style:font-name-complex="Calibri" style:font-size-complex="13.1999998092651pt"/>
    </style:style>
    <style:style style:name="P33" style:family="paragraph" style:parent-style-name="Table_20_Contents">
      <style:text-properties style:font-name="Liberation Serif" fo:font-size="11pt" fo:language="ru" fo:country="RU" style:font-size-asian="13.1999998092651pt" style:font-size-complex="13.1999998092651pt"/>
    </style:style>
    <style:style style:name="P34" style:family="paragraph" style:parent-style-name="Table_20_Contents">
      <style:text-properties style:font-name="Liberation Serif" fo:font-size="11pt" fo:language="en" fo:country="US" style:font-size-asian="13.1999998092651pt" style:font-size-complex="13.1999998092651pt"/>
    </style:style>
    <style:style style:name="P35" style:family="paragraph" style:parent-style-name="Table_20_Contents">
      <style:text-properties style:font-name="Liberation Serif" fo:font-size="11pt" fo:language="en" fo:country="US" style:font-size-asian="11pt" style:font-size-complex="11pt"/>
    </style:style>
    <style:style style:name="P36" style:family="paragraph" style:parent-style-name="Table_20_Contents">
      <style:text-properties style:font-name="Liberation Serif" fo:font-size="11pt" style:font-size-asian="11pt" style:font-size-complex="11pt"/>
    </style:style>
    <style:style style:name="P37" style:family="paragraph" style:parent-style-name="Table_20_Contents">
      <style:text-properties style:font-name="Liberation Serif" fo:font-size="10pt" fo:language="en" fo:country="US" style:font-size-asian="10pt" style:font-size-complex="10pt"/>
    </style:style>
    <style:style style:name="P38" style:family="paragraph" style:parent-style-name="Table_20_Contents">
      <style:text-properties style:font-name="Liberation Serif" fo:font-size="10pt" fo:language="ru" fo:country="RU" style:font-size-asian="10pt" style:font-size-complex="10pt"/>
    </style:style>
    <style:style style:name="P39" style:family="paragraph">
      <style:paragraph-properties fo:margin-left="0cm" fo:margin-right="0cm" fo:margin-top="0cm" fo:margin-bottom="0cm" fo:line-height="100%" fo:text-indent="0cm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urier New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/>
    </style:style>
    <style:style style:name="T2" style:family="text">
      <style:text-properties style:font-name="Courier New" fo:font-size="11pt" fo:language="ru" fo:country="RU" style:text-underline-style="none" fo:font-weight="normal" style:font-name-asian="SimSun" style:font-size-asian="13.1999998092651pt" style:font-weight-asian="normal" style:font-name-complex="Mangal" style:font-size-complex="13.1999998092651pt" style:font-weight-complex="normal"/>
    </style:style>
    <style:style style:name="T3" style:family="text">
      <style:text-properties style:font-name="Courier New" fo:font-size="11pt" fo:language="ru" fo:country="RU" style:font-name-asian="SimSun" style:font-size-asian="11pt" style:font-name-complex="Mangal" style:font-size-complex="11pt"/>
    </style:style>
    <style:style style:name="T4" style:family="text">
      <style:text-properties style:font-name="Courier New" fo:font-size="11pt" fo:language="ru" fo:country="RU" style:font-size-asian="11pt" style:font-size-complex="11pt"/>
    </style:style>
    <style:style style:name="T5" style:family="text">
      <style:text-properties style:font-name="Courier New" fo:font-size="11pt" fo:language="ru" fo:country="RU" style:font-name-asian="Courier New" style:font-size-asian="11pt" style:font-name-complex="Courier New" style:font-size-complex="11pt"/>
    </style:style>
    <style:style style:name="T6" style:family="text">
      <style:text-properties style:font-name="Courier New" fo:font-size="11pt" fo:language="en" fo:country="US" style:font-name-asian="SimSun" style:font-size-asian="11pt" style:font-name-complex="Mangal" style:font-size-complex="11pt"/>
    </style:style>
    <style:style style:name="T7" style:family="text">
      <style:text-properties style:text-position="sub 58%"/>
    </style:style>
    <style:style style:name="T8" style:family="text">
      <style:text-properties style:text-position="sub 58%" style:font-name="Courier New" fo:font-size="11pt" fo:language="ru" fo:country="RU" style:text-underline-style="none" fo:font-weight="normal" style:font-name-asian="SimSun" style:font-size-asian="13.1999998092651pt" style:font-weight-asian="normal" style:font-name-complex="Mangal" style:font-size-complex="13.1999998092651pt" style:font-weight-complex="normal"/>
    </style:style>
    <style:style style:name="T9" style:family="text">
      <style:text-properties style:text-position="sub 58%" style:font-name="Courier New" fo:font-size="11pt" fo:language="ru" fo:country="RU" style:font-name-asian="SimSun" style:font-size-asian="11pt" style:font-name-complex="Mangal" style:font-size-complex="11pt"/>
    </style:style>
    <style:style style:name="T10" style:family="text">
      <style:text-properties style:text-position="sub 58%" style:font-name="Courier New" fo:font-size="11pt" fo:language="ru" fo:country="RU" style:font-size-asian="11pt" style:font-size-complex="11pt"/>
    </style:style>
    <style:style style:name="T11" style:family="text">
      <style:text-properties style:text-position="sub 58%" fo:font-size="11pt" fo:language="ru" fo:country="RU" style:font-size-asian="11pt" style:font-size-complex="11pt"/>
    </style:style>
    <style:style style:name="T12" style:family="text">
      <style:text-properties style:text-position="sub 58%" fo:font-size="11pt" fo:language="ru" fo:country="RU" style:text-underline-style="solid" style:text-underline-width="auto" style:text-underline-color="font-color" style:font-size-asian="11pt" style:font-size-complex="11pt"/>
    </style:style>
    <style:style style:name="T13" style:family="text">
      <style:text-properties style:text-position="sub 58%" fo:font-size="11pt" fo:language="ru" fo:country="RU" style:text-underline-style="none" fo:font-weight="normal" style:font-name-asian="SimSun" style:font-size-asian="13.1999998092651pt" style:font-weight-asian="normal" style:font-name-complex="Mangal" style:font-size-complex="13.1999998092651pt" style:font-weight-complex="normal"/>
    </style:style>
    <style:style style:name="T14" style:family="text">
      <style:text-properties style:text-position="sub 58%" fo:font-size="11pt" fo:language="ru" fo:country="RU" style:font-name-asian="SimSun" style:font-size-asian="11pt" style:font-name-complex="Mangal" style:font-size-complex="11pt"/>
    </style:style>
    <style:style style:name="T15" style:family="text">
      <style:text-properties style:text-position="sub 58%" fo:font-size="11pt" style:text-underline-style="solid" style:text-underline-width="auto" style:text-underline-color="font-color" style:font-size-asian="11pt" style:font-size-complex="11pt"/>
    </style:style>
    <style:style style:name="T16" style:family="text">
      <style:text-properties style:font-name-asian="Courier New" style:font-name-complex="Courier New"/>
    </style:style>
    <style:style style:name="T17" style:family="text">
      <style:text-properties style:font-name-asian="SimSun" style:font-name-complex="Mangal"/>
    </style:style>
    <style:style style:name="T18" style:family="text">
      <style:text-properties fo:font-size="11pt" fo:language="ru" fo:country="RU" style:font-size-asian="11pt" style:font-size-complex="11pt"/>
    </style:style>
    <style:style style:name="T19" style:family="text">
      <style:text-properties fo:font-size="11pt" fo:language="ru" fo:country="RU" style:font-name-asian="Courier New" style:font-size-asian="11pt" style:font-name-complex="Courier New" style:font-size-complex="11pt"/>
    </style:style>
    <style:style style:name="T20" style:family="text">
      <style:text-properties fo:font-size="11pt" fo:language="ru" fo:country="RU" style:font-name-asian="SimSun" style:font-size-asian="11pt" style:font-name-complex="Mangal" style:font-size-complex="11pt"/>
    </style:style>
    <style:style style:name="T21" style:family="text">
      <style:text-properties fo:font-size="11pt" fo:language="ru" fo:country="RU" style:text-underline-style="solid" style:text-underline-width="auto" style:text-underline-color="font-color" style:font-size-asian="11pt" style:font-size-complex="11pt"/>
    </style:style>
    <style:style style:name="T22" style:family="text">
      <style:text-properties fo:font-size="11pt" fo:language="ru" fo:country="RU" style:text-underline-style="none" fo:font-weight="normal" style:font-name-asian="SimSun" style:font-size-asian="13.1999998092651pt" style:font-weight-asian="normal" style:font-name-complex="Mangal" style:font-size-complex="13.1999998092651pt" style:font-weight-complex="normal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font-size="11pt" fo:language="en" fo:country="US" style:font-size-asian="11pt" style:font-size-complex="11pt"/>
    </style:style>
    <style:style style:name="T25" style:family="text">
      <style:text-properties fo:font-size="11pt" fo:language="en" fo:country="US" style:text-underline-style="solid" style:text-underline-width="auto" style:text-underline-color="font-color" style:font-size-asian="11pt" style:font-size-complex="11pt"/>
    </style:style>
    <style:style style:name="T26" style:family="text">
      <style:text-properties fo:font-size="11pt" fo:language="en" fo:country="US" style:font-name-asian="SimSun" style:font-size-asian="11pt" style:font-name-complex="Mangal" style:font-size-complex="11pt"/>
    </style:style>
    <style:style style:name="T27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28" style:family="text">
      <style:text-properties style:text-position="super 58%" style:font-name="Courier New" fo:font-size="11pt" fo:language="ru" fo:country="RU" style:text-underline-style="none" fo:font-weight="normal" style:font-name-asian="SimSun" style:font-size-asian="13.1999998092651pt" style:font-weight-asian="normal" style:font-name-complex="Mangal" style:font-size-complex="13.1999998092651pt" style:font-weight-complex="normal"/>
    </style:style>
    <style:style style:name="T29" style:family="text">
      <style:text-properties style:text-position="super 58%" fo:font-size="11pt" fo:language="ru" fo:country="RU" style:text-underline-style="none" fo:font-weight="normal" style:font-name-asian="SimSun" style:font-size-asian="13.1999998092651pt" style:font-weight-asian="normal" style:font-name-complex="Mangal" style:font-size-complex="13.1999998092651pt" style:font-weight-complex="normal"/>
    </style:style>
    <style:style style:name="T30" style:family="text">
      <style:text-properties style:text-position="0% 100%" style:font-name="Courier New" fo:font-size="11pt" fo:language="ru" fo:country="RU" style:text-underline-style="none" fo:font-weight="normal" style:font-name-asian="SimSun" style:font-size-asian="13.1999998092651pt" style:font-weight-asian="normal" style:font-name-complex="Mangal" style:font-size-complex="13.1999998092651pt" style:font-weight-complex="normal"/>
    </style:style>
    <style:style style:name="T31" style:family="text">
      <style:text-properties style:text-position="0% 100%" fo:language="ru" fo:country="RU" style:text-underline-style="solid" style:text-underline-width="auto" style:text-underline-color="font-color" fo:font-weight="normal" style:font-name-asian="SimSun" style:font-size-asian="13.1999998092651pt" style:font-weight-asian="normal" style:font-name-complex="Mangal" style:font-size-complex="13.1999998092651pt" style:font-weight-complex="normal"/>
    </style:style>
    <style:style style:name="T32" style:family="text">
      <style:text-properties style:text-position="0% 100%" fo:font-size="11pt" fo:language="ru" fo:country="RU" style:text-underline-style="none" fo:font-weight="normal" style:font-name-asian="SimSun" style:font-size-asian="13.1999998092651pt" style:font-weight-asian="normal" style:font-name-complex="Mangal" style:font-size-complex="13.1999998092651pt" style:font-weight-complex="normal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text-underline-style="solid" style:text-underline-width="auto" style:text-underline-color="font-color" fo:font-weight="normal" style:font-name-asian="SimSun" style:font-size-asian="13.1999998092651pt" style:font-weight-asian="normal" style:font-name-complex="Mangal" style:font-size-complex="13.1999998092651pt" style:font-weight-complex="normal"/>
    </style:style>
    <style:style style:name="T35" style:family="text">
      <style:text-properties style:text-underline-style="none" fo:font-weight="normal" style:font-name-asian="SimSun" style:font-size-asian="13.1999998092651pt" style:font-weight-asian="normal" style:font-name-complex="Mangal" style:font-size-complex="13.1999998092651pt" style:font-weight-complex="normal"/>
    </style:style>
    <style:style style:name="T36" style:family="text">
      <style:text-properties fo:language="ru" fo:country="RU"/>
    </style:style>
    <style:style style:name="T37" style:family="text">
      <style:text-properties fo:font-size="10pt" style:font-size-asian="10pt" style:font-size-complex="10pt"/>
    </style:style>
    <style:style style:name="T38" style:family="text">
      <style:text-properties fo:font-size="10pt" fo:language="ru" fo:country="RU" style:font-size-asian="10pt" style:font-size-complex="10pt"/>
    </style:style>
    <style:style style:name="T39" style:family="text">
      <style:text-properties style:text-overline-style="solid" style:text-overline-width="auto" style:text-overline-color="font-color"/>
    </style:style>
    <style:style style:name="T40" style:family="text">
      <style:text-properties style:font-name-asian="Calibri" style:font-name-complex="Calibri"/>
    </style:style>
    <style:style style:name="T41" style:family="text">
      <style:text-properties style:font-name-asian="Arial4" style:font-name-complex="Arial4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style:text-outline="false" style:text-line-through-style="none" style:text-line-through-type="none" style:font-name="Arial3" fo:font-size="12pt" fo:font-style="normal" fo:text-shadow="none" style:text-underline-style="none" fo:font-weight="normal" style:letter-kerning="true" style:font-name-asian="Arial3" style:font-size-asian="12pt" style:font-style-asian="normal" style:font-weight-asian="normal" style:font-name-complex="Arial3" style:font-size-complex="1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use-window-font-color="true" style:text-outline="false" style:text-line-through-style="none" style:text-line-through-type="none" style:font-name="Arial2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use-window-font-color="true" style:text-outline="false" style:text-line-through-style="none" style:text-line-through-type="none" style:text-position="super 58%" style:font-name="Arial3" fo:font-size="18pt" fo:font-style="normal" fo:text-shadow="none" style:text-underline-style="none" fo:font-weight="normal" style:letter-kerning="true" style:font-name-asian="Arial3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use-window-font-color="true" style:text-outline="false" style:text-line-through-style="none" style:text-line-through-type="none" style:text-position="super 58%" style:font-name="Arial2" fo:font-size="18pt" fo:font-style="normal" fo:text-shadow="none" style:text-underline-style="none" fo:font-weight="normal" style:letter-kerning="true" style:font-name-asian="Arial3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use-window-font-color="true" style:text-outline="false" style:text-line-through-style="none" style:text-line-through-type="none" style:font-name="Courier New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use-window-font-color="true" style:text-outline="false" style:text-line-through-style="none" style:text-line-through-type="none" style:text-position="sub 58%" style:font-name="Courier New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2.193cm" fo:min-width="1.88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32cm" fo:min-width="1.4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0.21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29cm" fo:min-width="0.33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29cm" fo:min-width="0.3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75cm" fo:min-width="1.49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48cm" fo:min-width="0.88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656cm" fo:min-width="3.18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32cm" fo:min-width="0.49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32cm" fo:min-width="0.46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41cm" fo:min-width="7.9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0.30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0.333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Вода</text:p>
      <text:p text:style-name="P30"/>
      <text:p text:style-name="P8">Строение воды</text:p>
      <text:p text:style-name="P10"><draw:g text:anchor-type="paragraph" draw:z-index="0" draw:style-name="gr1"><draw:frame draw:style-name="gr2" draw:text-style-name="P40" svg:width="2.389cm" svg:height="2.444cm" svg:x="0.002cm" svg:y="0.041cm"><draw:text-box><text:p text:style-name="P39"><text:span text:style-name="T43">+8</text:span><text:span text:style-name="T44">О</text:span><text:span text:style-name="T44"> </text:span><text:span text:style-name="T44">…</text:span><text:span text:style-name="T44"> </text:span></text:p><text:p text:style-name="P39"><text:span text:style-name="T44"/></text:p><text:p text:style-name="P39"><text:span text:style-name="T43"><text:s text:c="2"/></text:span><text:span text:style-name="T43">+</text:span><text:span text:style-name="T44">Н </text:span><text:span text:style-name="T44">…</text:span><text:span text:style-name="T44"> </text:span></text:p></draw:text-box></draw:frame><draw:custom-shape draw:style-name="gr3" draw:text-style-name="P41" svg:width="0.502cm" svg:height="0.5cm" svg:x="2.501cm" svg:y="0.145cm"><text:p/><draw:enhanced-geometry svg:viewBox="0 0 21600 21600" draw:type="rectangle" draw:enhanced-path="M 0 0 L 21600 0 21600 21600 0 21600 0 0 Z N"/></draw:custom-shape><draw:custom-shape draw:style-name="gr3" draw:text-style-name="P41" svg:width="0.502cm" svg:height="0.5cm" svg:x="3.502cm" svg:y="0.145cm"><text:p/><draw:enhanced-geometry svg:viewBox="0 0 21600 21600" draw:type="rectangle" draw:enhanced-path="M 0 0 L 21600 0 21600 21600 0 21600 0 0 Z N"/></draw:custom-shape><draw:custom-shape draw:style-name="gr3" draw:text-style-name="P41" svg:width="0.5cm" svg:height="0.5cm" svg:x="4.003cm" svg:y="0.145cm"><text:p/><draw:enhanced-geometry svg:viewBox="0 0 21600 21600" draw:type="rectangle" draw:enhanced-path="M 0 0 L 21600 0 21600 21600 0 21600 0 0 Z N"/></draw:custom-shape><draw:custom-shape draw:style-name="gr3" draw:text-style-name="P41" svg:width="0.502cm" svg:height="0.5cm" svg:x="4.502cm" svg:y="0.145cm"><text:p/><draw:enhanced-geometry svg:viewBox="0 0 21600 21600" draw:type="rectangle" draw:enhanced-path="M 0 0 L 21600 0 21600 21600 0 21600 0 0 Z N"/></draw:custom-shape><draw:custom-shape draw:style-name="gr3" draw:text-style-name="P41" svg:width="0.502cm" svg:height="0.502cm" svg:x="2.501cm" svg:y="1.644cm"><text:p/><draw:enhanced-geometry svg:viewBox="0 0 21600 21600" draw:type="rectangle" draw:enhanced-path="M 0 0 L 21600 0 21600 21600 0 21600 0 0 Z N"/></draw:custom-shape><draw:frame draw:style-name="gr4" draw:text-style-name="P40" svg:width="1.982cm" svg:height="0.983cm" svg:x="3.008cm" svg:y="1.463cm"><draw:text-box><text:p text:style-name="P39"><text:span text:style-name="T43">+</text:span><text:span text:style-name="T44">Н </text:span><text:span text:style-name="T44">…</text:span></text:p></draw:text-box></draw:frame><draw:custom-shape draw:style-name="gr3" draw:text-style-name="P41" svg:width="0.5cm" svg:height="0.502cm" svg:x="5.003cm" svg:y="1.644cm"><text:p/><draw:enhanced-geometry svg:viewBox="0 0 21600 21600" draw:type="rectangle" draw:enhanced-path="M 0 0 L 21600 0 21600 21600 0 21600 0 0 Z N"/></draw:custom-shape><draw:custom-shape draw:style-name="gr3" draw:text-style-name="P41" svg:width="0.502cm" svg:height="0.5cm" svg:x="2.501cm" svg:y="0.145cm"><text:p/><draw:enhanced-geometry svg:viewBox="0 0 21600 21600" draw:type="rectangle" draw:enhanced-path="M 0 0 L 21600 0 21600 21600 0 21600 0 0 Z N"/></draw:custom-shape><draw:frame draw:style-name="gr5" draw:text-style-name="P42" svg:width="0.717cm" svg:height="0.74cm" svg:x="2.288cm" svg:y="0.034cm"><draw:text-box><text:p text:style-name="P39"><text:span text:style-name="T45">↑</text:span></text:p></draw:text-box></draw:frame><draw:frame draw:style-name="gr5" draw:text-style-name="P42" svg:width="0.717cm" svg:height="0.74cm" svg:x="2.292cm" svg:y="1.524cm"><draw:text-box><text:p text:style-name="P39"><text:span text:style-name="T45">↑</text:span></text:p></draw:text-box></draw:frame><draw:frame draw:style-name="gr5" draw:text-style-name="P42" svg:width="0.717cm" svg:height="0.74cm" svg:x="4.793cm" svg:y="1.524cm"><draw:text-box><text:p text:style-name="P39"><text:span text:style-name="T45">↑</text:span></text:p></draw:text-box></draw:frame><draw:frame draw:style-name="gr5" draw:text-style-name="P42" svg:width="0.717cm" svg:height="0.74cm" svg:x="3.292cm" svg:y="0.025cm"><draw:text-box><text:p text:style-name="P39"><text:span text:style-name="T45">↑</text:span></text:p></draw:text-box></draw:frame><draw:frame draw:style-name="gr5" draw:text-style-name="P42" svg:width="0.717cm" svg:height="0.74cm" svg:x="3.932cm" svg:y="0.027cm"><draw:text-box><text:p text:style-name="P39"><text:span text:style-name="T45">↓</text:span></text:p></draw:text-box></draw:frame><draw:frame draw:style-name="gr5" draw:text-style-name="P42" svg:width="0.717cm" svg:height="0.74cm" svg:x="4.502cm" svg:y="0.025cm"><draw:text-box><text:p text:style-name="P39"><text:span text:style-name="T45">↓</text:span></text:p></draw:text-box></draw:frame><draw:frame draw:style-name="gr5" draw:text-style-name="P42" svg:width="0.717cm" svg:height="0.74cm" svg:x="4.502cm" svg:y="0.027cm"><draw:text-box><text:p text:style-name="P39"><text:span text:style-name="T45">↓</text:span></text:p></draw:text-box></draw:frame><draw:frame draw:style-name="gr5" draw:text-style-name="P42" svg:width="0.717cm" svg:height="0.74cm" svg:x="3.502cm" svg:y="0.025cm"><draw:text-box><text:p text:style-name="P39"><text:span text:style-name="T45">↓</text:span></text:p></draw:text-box></draw:frame><draw:frame draw:style-name="gr5" draw:text-style-name="P42" svg:width="0.717cm" svg:height="0.74cm" svg:x="2.501cm" svg:y="0.025cm"><draw:text-box><text:p text:style-name="P39"><text:span text:style-name="T45">↓</text:span></text:p></draw:text-box></draw:frame><draw:path draw:style-name="gr6" draw:text-style-name="P41" svg:width="1.113cm" svg:height="0.185cm" draw:transform="rotate (-1.28054807218824) translate (4.93967904452792cm 0.630839806265999cm)" svg:viewBox="0 0 1114 186" svg:d="M0 174c351 71 632-204 981-171l133 40"><text:p/></draw:path><draw:path draw:style-name="gr6" draw:text-style-name="P41" svg:width="1.587cm" svg:height="0.212cm" draw:transform="rotate (-2.40960156530337) translate (4.28517452079637cm 0.696732699751165cm)" svg:viewBox="0 0 1588 213" svg:d="M0 21c377 106 755-123 1126 39l300 83 162 70"><text:p/></draw:path></draw:g><text:tab/><text:tab/><text:tab/><text:tab/><text:tab/></text:p>
      <text:p text:style-name="P10"><text:tab/><text:tab/><text:tab/><text:tab/><text:tab/>2 σ-связи, КПС по обменному механизму</text:p>
      <text:p text:style-name="P10"/>
      <text:p text:style-name="P10"/>
      <text:p text:style-name="P10"/>
      <text:p text:style-name="P10"/>
      <text:p text:style-name="P10">Гибридизация</text:p>
      <text:p text:style-name="P10"><draw:frame draw:style-name="fr1" draw:name="Объект1" text:anchor-type="as-char" svg:width="5.249cm" svg:height="0.584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0"><draw:g text:anchor-type="paragraph" draw:z-index="2" draw:style-name="gr1"><draw:line draw:style-name="gr7" draw:text-style-name="P43" svg:x1="2.029cm" svg:y1="2.007cm" svg:x2="2.029cm" svg:y2="0.007cm"><text:p/></draw:line><draw:line draw:style-name="gr7" draw:text-style-name="P43" svg:x1="2.029cm" svg:y1="2.007cm" svg:x2="1.029cm" svg:y2="3.507cm"><text:p/></draw:line><draw:line draw:style-name="gr7" draw:text-style-name="P43" svg:x1="2.029cm" svg:y1="2.007cm" svg:x2="3.029cm" svg:y2="3.507cm"><text:p/></draw:line><draw:line draw:style-name="gr7" draw:text-style-name="P43" svg:x1="2.029cm" svg:y1="2.007cm" svg:x2="3.529cm" svg:y2="2.507cm"><text:p/></draw:line><draw:frame draw:style-name="gr8" draw:text-style-name="P44" svg:width="0.837cm" svg:height="0.78cm" svg:x="0.529cm" svg:y="3.507cm"><draw:text-box><text:p text:style-name="P39"><text:span text:style-name="T46">H</text:span></text:p></draw:text-box></draw:frame><draw:frame draw:style-name="gr8" draw:text-style-name="P44" svg:width="0.837cm" svg:height="0.78cm" svg:x="2.529cm" svg:y="3.507cm"><draw:text-box><text:p text:style-name="P39"><text:span text:style-name="T46">H</text:span></text:p></draw:text-box></draw:frame><draw:frame draw:style-name="gr9" draw:text-style-name="P44" svg:width="0.862cm" svg:height="0.78cm" svg:x="1.028cm" svg:y="1.506cm"><draw:text-box><text:p text:style-name="P39"><text:span text:style-name="T46">O</text:span></text:p></draw:text-box></draw:frame><draw:frame draw:style-name="gr10" draw:text-style-name="P40" svg:width="1.5cm" svg:height="1.001cm" svg:x="7.029cm" svg:y="0.506cm"><draw:text-box><text:p text:style-name="P39"><text:span text:style-name="T44">O</text:span><text:span text:style-name="T47">δ</text:span><text:span text:style-name="T48">-</text:span></text:p></draw:text-box></draw:frame><draw:frame draw:style-name="gr11" draw:text-style-name="P40" svg:width="1.384cm" svg:height="0.999cm" svg:x="6.029cm" svg:y="3.007cm"><draw:text-box><text:p text:style-name="P39"><text:span text:style-name="T44">H</text:span><text:span text:style-name="T47">δ</text:span><text:span text:style-name="T48">+</text:span></text:p></draw:text-box></draw:frame><draw:frame draw:style-name="gr11" draw:text-style-name="P40" svg:width="1.384cm" svg:height="0.999cm" svg:x="8.652cm" svg:y="3.007cm"><draw:text-box><text:p text:style-name="P39"><text:span text:style-name="T44">H</text:span><text:span text:style-name="T47">δ</text:span><text:span text:style-name="T48">+</text:span></text:p></draw:text-box></draw:frame><draw:line draw:style-name="gr7" draw:text-style-name="P43" svg:x1="6.529cm" svg:y1="3.007cm" svg:x2="7.529cm" svg:y2="1.507cm"><text:p/></draw:line><draw:line draw:style-name="gr7" draw:text-style-name="P43" svg:x1="9.029cm" svg:y1="3.007cm" svg:x2="7.529cm" svg:y2="1.507cm"><text:p/></draw:line><draw:frame draw:style-name="gr12" draw:text-style-name="P45" svg:width="3.691cm" svg:height="0.907cm" svg:x="6.528cm" svg:y="4.008cm"><draw:text-box><text:p text:style-name="P39"><text:span text:style-name="T49">H</text:span><text:span text:style-name="T50">2</text:span><text:span text:style-name="T49">O</text:span><text:span text:style-name="T49"> </text:span><text:span text:style-name="T49">-</text:span><text:span text:style-name="T49"> </text:span><text:span text:style-name="T49">д</text:span><text:span text:style-name="T49">и</text:span><text:span text:style-name="T49">п</text:span><text:span text:style-name="T49">о</text:span><text:span text:style-name="T49">л</text:span><text:span text:style-name="T49">ь</text:span></text:p></draw:text-box></draw:frame><draw:frame draw:style-name="gr13" draw:text-style-name="P40" svg:width="0.999cm" svg:height="0.983cm" svg:x="13.03cm" svg:y="1.506cm"><draw:text-box><text:p text:style-name="P39"><text:span text:style-name="T44">О</text:span></text:p></draw:text-box></draw:frame><draw:line draw:style-name="gr14" draw:text-style-name="P43" svg:x1="13.529cm" svg:y1="0.007cm" svg:x2="13.529cm" svg:y2="1.507cm"><text:p/></draw:line><draw:line draw:style-name="gr14" draw:text-style-name="P43" svg:x1="14.029cm" svg:y1="2.007cm" svg:x2="15.529cm" svg:y2="2.007cm"><text:p/></draw:line><draw:frame draw:style-name="gr15" draw:text-style-name="P40" svg:width="0.964cm" svg:height="0.983cm" svg:x="11.929cm" svg:y="2.882cm"><draw:text-box><text:p text:style-name="P39"><text:span text:style-name="T44">Н</text:span></text:p></draw:text-box></draw:frame><draw:frame draw:style-name="gr15" draw:text-style-name="P40" svg:width="0.964cm" svg:height="0.983cm" svg:x="14.071cm" svg:y="3.007cm"><draw:text-box><text:p text:style-name="P39"><text:span text:style-name="T44">Н</text:span></text:p></draw:text-box></draw:frame><draw:custom-shape draw:style-name="gr16" draw:text-style-name="P43" svg:width="0.052cm" svg:height="0.05cm" svg:x="13.129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" draw:text-style-name="P43" svg:width="0.05cm" svg:height="0.052cm" svg:x="12.629cm" svg:y="2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" draw:text-style-name="P43" svg:width="0.052cm" svg:height="0.05cm" svg:x="14.728cm" svg:y="2.6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" draw:text-style-name="P43" svg:width="0.05cm" svg:height="0.05cm" svg:x="14.229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" draw:text-style-name="P43" svg:width="0.052cm" svg:height="0.05cm" svg:x="14.728cm" svg:y="2.1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" draw:text-style-name="P43" svg:width="0.052cm" svg:height="0.052cm" svg:x="14.728cm" svg:y="1.8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" draw:text-style-name="P43" svg:width="0.052cm" svg:height="0.05cm" svg:x="13.728cm" svg:y="0.7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" draw:text-style-name="P43" svg:width="0.05cm" svg:height="0.05cm" svg:x="13.229cm" svg:y="0.7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style-name="gr6" draw:text-style-name="P41" svg:width="1.709cm" svg:height="2.135cm" draw:transform="skewX (0.000872664625997197) rotate (0.783652834145454) translate (11.2202752662191cm 2.77881479958687cm)" svg:viewBox="0 0 1710 2136" svg:d="M212 1c352-4 760-7 1025 234 222 202 557 363 454 768-77 305-10 745-351 906-299 142-643 330-985 160l-355-39 20-59"><text:p/></draw:path><draw:path draw:style-name="gr6" draw:text-style-name="P41" svg:width="1.65cm" svg:height="1.988cm" draw:transform="rotate (3.04106168867492) translate (15.4600817087802cm 4.52939329038171cm)" svg:viewBox="0 0 1651 1989" svg:d="M0 1713c345-81 630 204 951 268 291 58 703-187 700-547-2-296-46-592-117-884-87-362-479-503-804-479l-119-71"><text:p/></draw:path><draw:custom-shape draw:style-name="gr3" draw:text-style-name="P41" svg:width="2.999cm" svg:height="3.001cm" svg:x="12.03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7" draw:text-style-name="P46" svg:width="8.422cm" svg:height="0.692cm" svg:x="0.028cm" svg:y="6.001cm"><draw:text-box><text:p text:style-name="P39"><text:span text:style-name="T51">Гибридизация электронных орбиталей</text:span></text:p></draw:text-box></draw:frame><draw:line draw:style-name="gr7" draw:text-style-name="P43" svg:x1="0.029cm" svg:y1="9.007cm" svg:x2="4.529cm" svg:y2="9.007cm"><text:p/></draw:line><draw:line draw:style-name="gr7" draw:text-style-name="P43" svg:x1="1.029cm" svg:y1="10.507cm" svg:x2="1.029cm" svg:y2="7.007cm"><text:p/></draw:line><draw:custom-shape draw:style-name="gr3" draw:text-style-name="P41" svg:width="1.001cm" svg:height="0.735cm" svg:x="0cm" svg:y="8.6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41" svg:width="2.001cm" svg:height="1.472cm" svg:x="1cm" svg:y="8.27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42" svg:width="0.717cm" svg:height="0.74cm" svg:x="4.53cm" svg:y="8.707cm"><draw:text-box><text:p text:style-name="P39"><text:span text:style-name="T52">х</text:span></text:p></draw:text-box></draw:frame><draw:frame draw:style-name="gr5" draw:text-style-name="P42" svg:width="0.717cm" svg:height="0.74cm" svg:x="1.157cm" svg:y="6.807cm"><draw:text-box><text:p text:style-name="P39"><text:span text:style-name="T52">у</text:span></text:p></draw:text-box></draw:frame><draw:line draw:style-name="gr14" draw:text-style-name="P43" svg:x1="8.029cm" svg:y1="7.007cm" svg:x2="8.029cm" svg:y2="8.507cm"><text:p/></draw:line><draw:line draw:style-name="gr14" draw:text-style-name="P43" svg:x1="7.029cm" svg:y1="10.007cm" svg:x2="8.029cm" svg:y2="8.507cm"><text:p/></draw:line><draw:line draw:style-name="gr14" draw:text-style-name="P43" svg:x1="8.529cm" svg:y1="10.007cm" svg:x2="8.029cm" svg:y2="8.507cm"><text:p/></draw:line><draw:line draw:style-name="gr14" draw:text-style-name="P43" svg:x1="9.529cm" svg:y1="9.007cm" svg:x2="8.029cm" svg:y2="8.507cm"><text:p/></draw:line><draw:custom-shape draw:style-name="gr3" draw:text-style-name="P41" svg:width="1.001cm" svg:height="1.001cm" svg:x="6.528cm" svg:y="9.5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41" svg:width="1.001cm" svg:height="1.001cm" svg:x="8.029cm" svg:y="9.5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style-name="gr3" draw:text-style-name="P41" svg:width="1.901cm" svg:height="0.938cm" draw:transform="skewX (0.00314159265358972) rotate (-2.18078890036691) translate (8.53212632795776cm 8.61097560745051cm)" svg:viewBox="0 0 1902 939" svg:d="M317 254c180 0 317 101 317 233s-137 235-317 235-317-103-317-235 137-233 317-233zM1268 0c359 0 634 204 634 470s-275 469-634 469-634-204-634-471 275-468 634-468z"><text:p/></draw:path><draw:path draw:style-name="gr3" draw:text-style-name="P41" svg:width="1.901cm" svg:height="0.938cm" draw:transform="skewX (0.00191986217719376) rotate (1.5707963267949) translate (7.59073744154543cm 8.90824179934646cm)" svg:viewBox="0 0 1902 939" svg:d="M317 255c180 0 317 101 317 233s-137 235-317 235-317-103-317-235 137-233 317-233zM1268 0c359 0 634 203 634 469s-275 470-634 470-634-203-634-470 275-469 634-469z"><text:p/></draw:path><draw:path draw:style-name="gr3" draw:text-style-name="P41" svg:width="1.901cm" svg:height="0.938cm" draw:transform="skewX (0.00104719755119658) rotate (-1.0482447487478) translate (8.17164515697237cm 8.06502433724407cm)" svg:viewBox="0 0 1902 939" svg:d="M317 256c180 0 317 101 317 233s-137 235-317 235-317-103-317-235 137-233 317-233zM1268 0c359 0 634 202 634 468s-275 471-634 471-634-202-634-469 275-470 634-470z"><text:p/></draw:path><draw:path draw:style-name="gr3" draw:text-style-name="P41" svg:width="1.901cm" svg:height="0.938cm" draw:transform="skewX (0.0033161255787892) rotate (-0.348542251623268) translate (7.87932632378441cm 7.93975052652184cm)" svg:viewBox="0 0 1902 939" svg:d="M317 255c180 0 317 101 317 233s-137 235-317 235-317-104-317-236 137-233 317-232zM1268 0c359 0 634 203 634 469s-275 470-634 470-634-203-634-470 275-469 634-469z"><text:p/></draw:path><draw:frame draw:style-name="gr18" draw:text-style-name="P42" svg:width="0.81cm" svg:height="0.74cm" svg:x="6.414cm" svg:y="10.407cm"><draw:text-box><text:p text:style-name="P39"><text:span text:style-name="T52">Н</text:span></text:p></draw:text-box></draw:frame><draw:frame draw:style-name="gr18" draw:text-style-name="P42" svg:width="0.81cm" svg:height="0.74cm" svg:x="8.116cm" svg:y="10.409cm"><draw:text-box><text:p text:style-name="P39"><text:span text:style-name="T52">Н</text:span></text:p></draw:text-box></draw:frame><draw:frame draw:style-name="gr19" draw:text-style-name="P42" svg:width="0.835cm" svg:height="0.74cm" svg:x="6.916cm" svg:y="8.109cm"><draw:text-box><text:p text:style-name="P39"><text:span text:style-name="T52">О</text:span></text:p></draw:text-box></draw:frame><draw:custom-shape draw:style-name="gr16" draw:text-style-name="P43" svg:width="0.05cm" svg:height="0.05cm" svg:x="8.029cm" svg:y="7.8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" draw:text-style-name="P43" svg:width="0.05cm" svg:height="0.052cm" svg:x="8.029cm" svg:y="7.4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" draw:text-style-name="P43" svg:width="0.05cm" svg:height="0.052cm" svg:x="8.729cm" svg:y="8.7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" draw:text-style-name="P43" svg:width="0.052cm" svg:height="0.05cm" svg:x="9.128cm" svg:y="8.8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Вид кристаллической решетки — молекулярная.</text:p>
      <text:p text:style-name="P10"><text:s/>Н<text:span text:style-name="T7">2</text:span>О -летучее, легкоплавкое.</text:p>
      <text:p text:style-name="P10"><draw:frame draw:style-name="fr1" draw:name="Объект2" text:anchor-type="as-char" svg:width="2.378cm" svg:height="0.529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10"><text:s text:c="5"/><text:span text:style-name="T16">↑</text:span><text:span text:style-name="T17"> межмолекулярные</text:span></text:p>
      <text:p text:style-name="P12"><text:s text:c="7"/>водородные</text:p>
      <text:p text:style-name="P12"/>
      <text:p text:style-name="P9">Реальные физические свойства</text:p>
      <text:list xml:id="list2200055093" text:style-name="L1">
        <text:list-item>
          <text:p text:style-name="P13">Жидкое (Твердое, газообразное)</text:p>
        </text:list-item>
        <text:list-item>
          <text:p text:style-name="P13">Цвета нет</text:p>
        </text:list-item>
        <text:list-item>
          <text:p text:style-name="P13">Вкуса нет</text:p>
        </text:list-item>
        <text:list-item>
          <text:p text:style-name="P13">Запаха нет</text:p>
        </text:list-item>
        <text:list-item>
          <text:p text:style-name="P19"><text:span text:style-name="T22">ρ=1000 кг/м</text:span><text:span text:style-name="T29">3</text:span></text:p>
        </text:list-item>
        <text:list-item>
          <text:p text:style-name="P1"><draw:frame draw:style-name="fr1" draw:name="Объект3" text:anchor-type="as-char" svg:width="2.187cm" svg:height="0.589cm" draw:z-index="4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1"><draw:frame draw:style-name="fr1" draw:name="Объект4" text:anchor-type="as-char" svg:width="1.635cm" svg:height="0.589cm" draw:z-index="7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6"><draw:frame draw:style-name="fr1" draw:name="Объект5" text:anchor-type="as-char" svg:width="3.595cm" svg:height="0.529cm" draw:z-index="8"><draw:object xlink:href="./Object 5" xlink:type="simple" xlink:show="embed" xlink:actuate="onLoad"/><draw:image xlink:href="./ObjectReplacements/Object 5" xlink:type="simple" xlink:show="embed" xlink:actuate="onLoad"/></draw:frame></text:p>
          <text:p text:style-name="P6"/>
        </text:list-item>
      </text:list>
      <text:p text:style-name="P16"><text:span text:style-name="T33">Растворы</text:span> — гомогенные физико-химические системы, состоящие из растворителя и частиц растворенного вещества.</text:p>
      <text:p text:style-name="P2"><text:span text:style-name="T34">Гомогенные</text:span><text:span text:style-name="T35"> — однородные составляющие частицы на видны ни глазом, ни под микроскопом.</text:span></text:p>
      <text:p text:style-name="P3"><text:span text:style-name="T42">Растворитель</text:span> -</text:p>
      <text:list xml:id="list3888186016" text:style-name="L2">
        <text:list-item>
          <text:p text:style-name="P20"><text:span text:style-name="T32">Н</text:span><text:span text:style-name="T13">2</text:span><text:span text:style-name="T32">О, если в растворе она есть.</text:span></text:p>
        </text:list-item>
        <text:list-item>
          <text:p text:style-name="P4">Если воды нет, то вещество, которое находится в таком же агрегатном состоянии, что и растворитель.</text:p>
        </text:list-item>
        <text:list-item>
          <text:p text:style-name="P4">Если агрегатное состояние одинаково, то то чего больше.</text:p>
        </text:list-item>
      </text:list>
      <text:p text:style-name="P5">Классификация растворов:</text:p>
      <text:p text:style-name="P16"><text:soft-page-break/><text:span text:style-name="T33">Разбавленные растворы</text:span> — растворенного вещества мало, много меньше максимума.</text:p>
      <text:p text:style-name="P16"><text:span text:style-name="T33">Концентрированные растворы</text:span> - растворенного вещества много, близко к максимальному возможному.</text:p>
      <text:p text:style-name="P16"><text:span text:style-name="T33">Ненасыщенные растворы</text:span> — в данных условиях можно еще растворить вещество.</text:p>
      <text:p text:style-name="P16"><text:span text:style-name="T33">Насыщенный раствор</text:span> — в данных условиях растворенного вещества максимальное количество.</text:p>
      <text:p text:style-name="P16"><text:span text:style-name="T31">Пересыщенные растворы</text:span><text:span text:style-name="T32"> — в данных условиях растворенного вещества больше максимального. Очень неустойчивые системы. </text:span></text:p>
      <text:p text:style-name="P10"/>
      <text:p text:style-name="P8">Виды концентрации раствора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1"><draw:frame draw:style-name="fr1" draw:name="Объект6" text:anchor-type="as-char" svg:width="2.244cm" svg:height="1.124cm" draw:z-index="5"><draw:object xlink:href="./Object 6" xlink:type="simple" xlink:show="embed" xlink:actuate="onLoad"/><draw:image xlink:href="./ObjectReplacements/Object 6" xlink:type="simple" xlink:show="embed" xlink:actuate="onLoad"/></draw:frame><text:span text:style-name="T40">%</text:span></text:p>
            <text:p text:style-name="P32">Массовая доля — процентная концентрация - </text:p>
            <text:p text:style-name="P32">в 100 граммах раствора ω граммов вещества</text:p>
          </table:table-cell>
          <table:table-cell table:style-name="Таблица1.B1" office:value-type="string">
            <text:p text:style-name="P31"><draw:frame draw:style-name="fr1" draw:name="Объект7" text:anchor-type="as-char" svg:width="1.476cm" svg:height="0.997cm" draw:z-index="6"><draw:object xlink:href="./Object 7" xlink:type="simple" xlink:show="embed" xlink:actuate="onLoad"/><draw:image xlink:href="./ObjectReplacements/Object 7" xlink:type="simple" xlink:show="embed" xlink:actuate="onLoad"/></draw:frame></text:p>
            <text:p text:style-name="P33">Молярная концетрация вещества - </text:p>
            <text:p text:style-name="P34"><text:span text:style-name="T36">в 1 литре раствора </text:span>n<text:span text:style-name="T36"> моль вещества</text:span></text:p>
          </table:table-cell>
        </table:table-row>
      </table:table>
      <text:p text:style-name="P8"/>
      <text:p text:style-name="P8">Аномалии в свойствах воды</text:p>
      <text:list xml:id="list2236324638" text:style-name="L3">
        <text:list-item>
          <text:p text:style-name="P11">все объясняются образованием водородных связей:</text:p>
        </text:list-item>
      </text:list>
      <text:list xml:id="list2568345746" text:style-name="L4">
        <text:list-item>
          <text:p text:style-name="P21"><draw:frame draw:style-name="fr1" draw:name="Объект8" text:anchor-type="as-char" svg:width="2.096cm" svg:height="0.529cm" draw:z-index="9"><draw:object xlink:href="./Object 8" xlink:type="simple" xlink:show="embed" xlink:actuate="onLoad"/><draw:image xlink:href="./ObjectReplacements/Object 8" xlink:type="simple" xlink:show="embed" xlink:actuate="onLoad"/></draw:frame></text:p>
          <text:p text:style-name="P21">В твердом агрегатном состоянии у воды максимальное число водородных связей и вода образует глобулы шарики.</text:p>
        </text:list-item>
        <text:list-item>
          <text:p text:style-name="P21">Поверхностное натяжение у воды очень большое.</text:p>
        </text:list-item>
        <text:list-item>
          <text:p text:style-name="P21">У воды очень высокая удельная теплоемкость.</text:p>
        </text:list-item>
        <text:list-item>
          <text:p text:style-name="P21">При замерзании вода становится идеально чистой (<text:span text:style-name="T41">≈за </text:span><text:span text:style-name="T17">100 лет)</text:span> . </text:p>
          <text:p text:style-name="P21">Причина идеальной растворимости веществ в воде — возможность образовывать водородные связи.</text:p>
        </text:list-item>
      </text:list>
      <text:p text:style-name="P7"/>
      <text:p text:style-name="P22">Получение воды</text:p>
      <text:p text:style-name="P7">В промышленности — берут из водоемов</text:p>
      <text:p text:style-name="P7"><draw:frame draw:style-name="fr1" draw:name="Объект9" text:anchor-type="as-char" svg:width="3.415cm" svg:height="0.531cm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P17">Химические свойства воды:</text:p>
      <text:list xml:id="list1520973549" text:style-name="L5">
        <text:list-item>
          <text:p text:style-name="P23"><text:span text:style-name="T27">Н</text:span><text:span text:style-name="T15">2</text:span><text:span text:style-name="T27">О + Ме</text:span><text:span text:style-name="T23"> </text:span><text:span text:style-name="T24">→ </text:span></text:p>
        </text:list-item>
      </text:list>
      <text:p text:style-name="P14"><text:s text:c="4"/><text:tab/>(Ряд стандартных электронных потенциалов)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7">Me – <text:span text:style-name="T36">активный + </text:span>Al</text:p>
          </table:table-cell>
          <table:table-cell table:style-name="Таблица2.B1" office:value-type="string">
            <text:p text:style-name="P35"><text:span text:style-name="T37">(</text:span><text:span text:style-name="T38">ест. условия) </text:span><text:span text:style-name="T37">→ </text:span>MeOH + H<text:span text:style-name="T7">2</text:span></text:p>
          </table:table-cell>
        </table:table-row>
        <table:table-row>
          <table:table-cell table:style-name="Таблица2.A3" office:value-type="string">
            <text:p text:style-name="P38">Правее Н в ряду <text:span text:style-name="T39">ее</text:span> потенциалов</text:p>
          </table:table-cell>
          <table:table-cell table:style-name="Таблица2.B3" office:value-type="string">
            <text:p text:style-name="P35">&gt; ------------</text:p>
          </table:table-cell>
        </table:table-row>
        <table:table-row>
          <table:table-cell table:style-name="Таблица2.A3" office:value-type="string">
            <text:p text:style-name="P36">Остальные</text:p>
          </table:table-cell>
          <table:table-cell table:style-name="Таблица2.B3" office:value-type="string">
            <text:p text:style-name="P35">(T^) → MeO+ <text:s/>H<text:span text:style-name="T7">2</text:span></text:p>
          </table:table-cell>
        </table:table-row>
      </table:table>
      <text:p text:style-name="P14"><draw:frame draw:style-name="fr1" draw:name="Объект10" text:anchor-type="as-char" svg:width="4.05cm" svg:height="1.207cm" draw:z-index="12"><draw:object xlink:href="./Object 10" xlink:type="simple" xlink:show="embed" xlink:actuate="onLoad"/><draw:image xlink:href="./ObjectReplacements/Object 10" xlink:type="simple" xlink:show="embed" xlink:actuate="onLoad"/></draw:frame></text:p>
      <text:p text:style-name="P14"/>
      <text:list xml:id="list2086748473" text:style-name="L6">
        <text:list-item>
          <text:p text:style-name="P24"><text:span text:style-name="T18">НеМе + Н</text:span><text:span text:style-name="T11">2</text:span><text:span text:style-name="T18">О</text:span></text:p>
          <text:p text:style-name="P15"><draw:frame draw:style-name="fr1" draw:name="Объект11" text:anchor-type="as-char" svg:width="6.519cm" svg:height="0.529cm" draw:z-index="13"><draw:object xlink:href="./Object 11" xlink:type="simple" xlink:show="embed" xlink:actuate="onLoad"/><draw:image xlink:href="./ObjectReplacements/Object 11" xlink:type="simple" xlink:show="embed" xlink:actuate="onLoad"/></draw:frame></text:p>
          <text:p text:style-name="P26"><text:span text:style-name="T18"><text:s/></text:span><text:span text:style-name="T19">С — </text:span><text:span text:style-name="T20">раскалить</text:span></text:p>
          <text:p text:style-name="P26"><text:span text:style-name="T20"><text:s/>Н</text:span><text:span text:style-name="T14">2</text:span><text:span text:style-name="T20">О - перегреть</text:span></text:p>
          <text:p text:style-name="P15"/>
        </text:list-item>
      </text:list>
      <text:list xml:id="list2439595783" text:style-name="L7">
        <text:list-item>
          <text:p text:style-name="P27"><text:span text:style-name="T21">Н</text:span><text:span text:style-name="T12">2</text:span><text:span text:style-name="T21">О+ </text:span><text:span text:style-name="T25">MeO</text:span><text:span text:style-name="T18"> →</text:span>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5">Me – <text:span text:style-name="T36">активный + </text:span>MgO</text:p>
          </table:table-cell>
          <table:table-cell table:style-name="Таблица3.B1" office:value-type="string">
            <text:p text:style-name="P35">→ MeOH</text:p>
          </table:table-cell>
        </table:table-row>
        <table:table-row>
          <table:table-cell table:style-name="Таблица3.A2" office:value-type="string">
            <text:p text:style-name="P36">Остальные</text:p>
          </table:table-cell>
          <table:table-cell table:style-name="Таблица3.B2" office:value-type="string">
            <text:p text:style-name="P35">→ --------</text:p>
          </table:table-cell>
        </table:table-row>
      </table:table>
      <text:p text:style-name="P7"><text:s text:c="3"/><draw:frame draw:style-name="fr2" draw:name="Объект12" text:anchor-type="as-char" svg:y="-0.515cm" svg:width="4.085cm" svg:height="1.081cm" draw:z-index="14"><draw:object xlink:href="./Object 12" xlink:type="simple" xlink:show="embed" xlink:actuate="onLoad"/><draw:image xlink:href="./ObjectReplacements/Object 12" xlink:type="simple" xlink:show="embed" xlink:actuate="onLoad"/></draw:frame><text:s/></text:p>
      <text:p text:style-name="P7"/>
      <text:list xml:id="list3390995342" text:style-name="L8">
        <text:list-item>
          <text:p text:style-name="P25"><text:span text:style-name="T18">Кислотный оксид</text:span><text:span text:style-name="T36"> + </text:span><text:span text:style-name="T18">Н</text:span><text:span text:style-name="T11">2</text:span><text:span text:style-name="T18">О </text:span><text:span text:style-name="T19">→</text:span><text:span text:style-name="T20"> кислота</text:span></text:p>
          <text:p text:style-name="P28"><text:span text:style-name="T20">Исключения </text:span><text:span text:style-name="T26">SiO + </text:span><text:span text:style-name="T20">Н</text:span><text:span text:style-name="T14">2</text:span><text:span text:style-name="T20">О </text:span><text:span text:style-name="T19">→</text:span><text:span text:style-name="T20"> </text:span><text:span text:style-name="T26">\</text:span></text:p>
          <text:p text:style-name="P18"><draw:frame draw:style-name="fr1" draw:name="Объект13" text:anchor-type="as-char" svg:width="4.687cm" svg:height="1.632cm" draw:z-index="11"><draw:object xlink:href="./Object 13" xlink:type="simple" xlink:show="embed" xlink:actuate="onLoad"/><draw:image xlink:href="./ObjectReplacements/Object 13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Arial" svg:font-family="Arial"/>
    <style:font-face style:name="Mangal1" svg:font-family="Mangal"/>
    <style:font-face style:name="OpenSymbol" svg:font-family="OpenSymbol"/>
    <style:font-face style:name="Arial4" svg:font-family="Arial" style:font-family-generic="swiss"/>
    <style:font-face style:name="Arial3" svg:font-family="Arial" style:font-adornments="Обычный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text-position="0% 100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741cm" fo:margin-left="1.395cm" fo:margin-right="0.96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9:57:44.67</meta:creation-date>
    <dc:date>2018-12-18T20:07:15.056108332</dc:date>
    <meta:editing-duration>P2DT11H37M1S</meta:editing-duration>
    <meta:editing-cycles>7</meta:editing-cycles>
    <meta:generator>LibreOffice/6.0.6.2$Linux_X86_64 LibreOffice_project/00m0$Build-2</meta:generator>
    <meta:document-statistic meta:table-count="3" meta:image-count="0" meta:object-count="13" meta:page-count="2" meta:paragraph-count="74" meta:word-count="319" meta:character-count="2172" meta:non-whitespace-character-count="1886"/>
  </office:meta>
</office:document-meta>
</file>

<file path=Object 1/content.xml><?xml version="1.0" encoding="utf-8"?>
<math xmlns="http://www.w3.org/1998/Math/MathML">
  <semantics>
    <mrow>
      <mrow>
        <mrow>
          <mo stretchy="false">∑</mo>
          <mo stretchy="false">σ</mo>
        </mrow>
        <mo stretchy="false">+</mo>
        <mi mathvariant="italic">пар</mi>
      </mrow>
      <mrow>
        <mrow>
          <mover accent="true">
            <mi mathvariant="italic">ее</mi>
            <mo stretchy="false">̄</mo>
          </mover>
          <mo stretchy="false">=</mo>
          <mrow>
            <mn>2</mn>
            <mo stretchy="false">+</mo>
            <mn>2</mn>
          </mrow>
        </mrow>
        <mo stretchy="false">=</mo>
        <mn>4</mn>
      </mrow>
      <mo stretchy="false">⇒</mo>
      <msup>
        <mi mathvariant="italic">sp</mi>
        <mn>3</mn>
      </msup>
    </mrow>
    <annotation encoding="StarMath 5.0">sum %isigma + пар  bar ее =2+2=4    drarrow sp^3           </annotation>
  </semantics>
</math>
</file>

<file path=Object 10/content.xml><?xml version="1.0" encoding="utf-8"?>
<math xmlns="http://www.w3.org/1998/Math/MathML">
  <semantics>
    <mtable>
      <mtr>
        <mtd>
          <mrow>
            <mrow>
              <mi mathvariant="italic">Zn</mi>
              <mo stretchy="false">+</mo>
              <msub>
                <mi>H</mi>
                <mn>2</mn>
              </msub>
            </mrow>
            <mi>O</mi>
            <mover>
              <mo stretchy="false">→</mo>
              <mrow>
                <mi>T</mi>
                <mi>↑</mi>
              </mrow>
            </mover>
            <mrow>
              <mi mathvariant="italic">ZnO</mi>
              <mo stretchy="false">+</mo>
              <msub>
                <mi>H</mi>
                <mn>2</mn>
              </msub>
            </mrow>
          </mrow>
        </mtd>
      </mtr>
      <mtr>
        <mtd>
          <mrow>
            <mrow>
              <mi mathvariant="italic">Cu</mi>
              <mo stretchy="false">+</mo>
              <msub>
                <mi>H</mi>
                <mn>2</mn>
              </msub>
            </mrow>
            <mi>O</mi>
            <mo stretchy="false">→</mo>
            <mo stretchy="false">≠</mo>
          </mrow>
        </mtd>
      </mtr>
    </mtable>
    <annotation encoding="StarMath 5.0">Zn +H_2 O%tendto  csup{T ↑  } ZnO +H_2 newline
Cu +H_2 O %tendto %notequal </annotation>
  </semantics>
</math>
</file>

<file path=Object 11/content.xml><?xml version="1.0" encoding="utf-8"?>
<math xmlns="http://www.w3.org/1998/Math/MathML">
  <semantics>
    <mrow>
      <mrow>
        <mi>C</mi>
        <mo stretchy="false">+</mo>
        <msub>
          <mi>H</mi>
          <mn>2</mn>
        </msub>
      </mrow>
      <mi>O</mi>
      <mo stretchy="false">→</mo>
      <mrow>
        <msub>
          <mi mathvariant="italic">CO</mi>
          <mn>2</mn>
        </msub>
        <mo stretchy="false">+</mo>
        <msub>
          <mi>H</mi>
          <mn>2</mn>
        </msub>
      </mrow>
      <mrow>
        <mi/>
        <mo stretchy="false">−</mo>
        <mi/>
      </mrow>
      <mi mathvariant="italic">Водяной</mi>
      <mi mathvariant="italic">газ</mi>
    </mrow>
    <annotation encoding="StarMath 5.0">C +H_2 O %tendto CO_2 +H_2 `-`Водяной газ </annotation>
  </semantics>
</math>
</file>

<file path=Object 12/content.xml><?xml version="1.0" encoding="utf-8"?>
<math xmlns="http://www.w3.org/1998/Math/MathML">
  <semantics>
    <mtable>
      <mtr>
        <mtd>
          <mrow>
            <msub>
              <mi mathvariant="italic">Na</mi>
              <mn>2</mn>
            </msub>
            <mrow>
              <mi>O</mi>
              <mo stretchy="false">+</mo>
              <msub>
                <mi>H</mi>
                <mn>2</mn>
              </msub>
            </mrow>
            <mi>O</mi>
            <mo stretchy="false">→</mo>
            <mi mathvariant="italic">NaOH</mi>
          </mrow>
        </mtd>
      </mtr>
      <mtr>
        <mtd>
          <mrow>
            <mrow>
              <mi mathvariant="italic">ZnO</mi>
              <mo stretchy="false">+</mo>
              <msub>
                <mi>H</mi>
                <mn>2</mn>
              </msub>
            </mrow>
            <mi>O</mi>
            <mrow>
              <mo stretchy="false">→</mo>
              <mo stretchy="false">≠</mo>
              <mi/>
            </mrow>
          </mrow>
        </mtd>
      </mtr>
    </mtable>
    <annotation encoding="StarMath 5.0">Na_2 O +H_2 O %tendto NaOH newline
ZnO + H_2 O %tendto  &lt;&gt; `         </annotation>
  </semantics>
</math>
</file>

<file path=Object 13/content.xml><?xml version="1.0" encoding="utf-8"?>
<math xmlns="http://www.w3.org/1998/Math/MathML">
  <semantics>
    <mtable>
      <mtr>
        <mtd>
          <mrow>
            <mrow>
              <msub>
                <mi mathvariant="italic">SO</mi>
                <mn>3</mn>
              </msub>
              <mo stretchy="false">+</mo>
              <msub>
                <mi>H</mi>
                <mn>2</mn>
              </msub>
            </mrow>
            <mi>O</mi>
            <mo stretchy="false">→</mo>
            <msub>
              <mi>H</mi>
              <mn>2</mn>
            </msub>
            <msub>
              <mi mathvariant="italic">SO</mi>
              <mn>4</mn>
            </msub>
          </mrow>
        </mtd>
      </mtr>
      <mtr>
        <mtd>
          <mrow>
            <mrow>
              <msub>
                <mi mathvariant="italic">SO</mi>
                <mn>2</mn>
              </msub>
              <mo stretchy="false">+</mo>
              <msub>
                <mi>H</mi>
                <mn>2</mn>
              </msub>
            </mrow>
            <mi>O</mi>
            <mo stretchy="false">→</mo>
            <msub>
              <mi>H</mi>
              <mn>2</mn>
            </msub>
            <msub>
              <mi mathvariant="italic">SO</mi>
              <mn>3</mn>
            </msub>
          </mrow>
        </mtd>
      </mtr>
      <mtr>
        <mtd>
          <mrow>
            <msub>
              <mi>P</mi>
              <mn>2</mn>
            </msub>
            <mrow>
              <msub>
                <mi>O</mi>
                <mn>5</mn>
              </msub>
              <mo stretchy="false">+</mo>
              <mn>3</mn>
            </mrow>
            <msub>
              <mi>H</mi>
              <mn>2</mn>
            </msub>
            <mi>O</mi>
            <mo stretchy="false">→</mo>
            <mn>2</mn>
            <msub>
              <mi>H</mi>
              <mn>3</mn>
            </msub>
            <msub>
              <mi mathvariant="italic">PO</mi>
              <mn>4</mn>
            </msub>
          </mrow>
        </mtd>
      </mtr>
    </mtable>
    <annotation encoding="StarMath 5.0">SO_3 +H_2 O %tendto H_2 SO_4 newline
SO_2 +H_2 O %tendto H_2 SO_3 newline
P_2 O_5 +3 H_2 O %tendto 2 H_3 PO_4</annotation>
  </semantics>
</math>
</file>

<file path=Object 2/content.xml><?xml version="1.0" encoding="utf-8"?>
<math xmlns="http://www.w3.org/1998/Math/MathML">
  <semantics>
    <mrow>
      <msub>
        <mi>Н</mi>
        <mn>2</mn>
      </msub>
      <mi>О</mi>
      <mn>...</mn>
      <msub>
        <mi>Н</mi>
        <mn>2</mn>
      </msub>
      <mi>О</mi>
    </mrow>
    <annotation encoding="StarMath 5.0">Н_2 О ... Н_2 О </annotation>
  </semantics>
</math>
</file>

<file path=Object 3/content.xml><?xml version="1.0" encoding="utf-8"?>
<math xmlns="http://www.w3.org/1998/Math/MathML">
  <semantics>
    <mrow>
      <mrow>
        <msubsup>
          <mi>t</mi>
          <mi mathvariant="italic">кип</mi>
          <mi>o</mi>
        </msubsup>
        <mo stretchy="false">=</mo>
        <msup>
          <mn>100</mn>
          <mi>o</mi>
        </msup>
      </mrow>
      <mi>C</mi>
    </mrow>
    <annotation encoding="StarMath 5.0">t_кип ^o = 100^o C</annotation>
  </semantics>
</math>
</file>

<file path=Object 4/content.xml><?xml version="1.0" encoding="utf-8"?>
<math xmlns="http://www.w3.org/1998/Math/MathML">
  <semantics>
    <mrow>
      <mrow>
        <msubsup>
          <mi>t</mi>
          <mi mathvariant="italic">пл</mi>
          <mi>o</mi>
        </msubsup>
        <mo stretchy="false">=</mo>
        <msup>
          <mn>0</mn>
          <mi>o</mi>
        </msup>
      </mrow>
      <mi>C</mi>
    </mrow>
    <annotation encoding="StarMath 5.0">t_пл ^o = 0^o C
</annotation>
  </semantics>
</math>
</file>

<file path=Object 5/content.xml><?xml version="1.0" encoding="utf-8"?>
<math xmlns="http://www.w3.org/1998/Math/MathML">
  <semantics>
    <mrow>
      <mi>M</mi>
      <mrow>
        <mrow>
          <mo stretchy="false">(</mo>
          <mrow>
            <msub>
              <mi>H</mi>
              <mn>2</mn>
            </msub>
            <mi>O</mi>
          </mrow>
          <mo stretchy="false">)</mo>
        </mrow>
        <mo stretchy="false">=</mo>
        <mn>18</mn>
      </mrow>
      <mi mathvariant="italic">моль</mi>
    </mrow>
    <annotation encoding="StarMath 5.0">M(H_2 O)= 18 моль</annotation>
  </semantics>
</math>
</file>

<file path=Object 6/content.xml><?xml version="1.0" encoding="utf-8"?>
<math xmlns="http://www.w3.org/1998/Math/MathML">
  <semantics>
    <mrow>
      <mo stretchy="false">ω</mo>
      <mo stretchy="false">=</mo>
      <mrow>
        <mfrac>
          <msub>
            <mi>m</mi>
            <mi>в</mi>
          </msub>
          <msub>
            <mi>m</mi>
            <mi>p</mi>
          </msub>
        </mfrac>
        <mo stretchy="false">⋅</mo>
        <mn>100</mn>
      </mrow>
    </mrow>
    <annotation encoding="StarMath 5.0">%iomega = m_в over m_p cdot 100    </annotation>
  </semantics>
</math>
</file>

<file path=Object 7/content.xml><?xml version="1.0" encoding="utf-8"?>
<math xmlns="http://www.w3.org/1998/Math/MathML">
  <semantics>
    <mrow>
      <msub>
        <mi>С</mi>
        <mi>m</mi>
      </msub>
      <mo stretchy="false">=</mo>
      <mfrac>
        <mi>n</mi>
        <mi>V</mi>
      </mfrac>
    </mrow>
    <annotation encoding="StarMath 5.0">С_m = n over V</annotation>
  </semantics>
</math>
</file>

<file path=Object 8/content.xml><?xml version="1.0" encoding="utf-8"?>
<math xmlns="http://www.w3.org/1998/Math/MathML">
  <semantics>
    <mrow>
      <msub>
        <mo stretchy="false">ρ</mo>
        <mi mathvariant="italic">тв</mi>
      </msub>
      <mo stretchy="false">&lt;</mo>
      <msub>
        <mo stretchy="false">ρ</mo>
        <mi mathvariant="italic">жидк</mi>
      </msub>
    </mrow>
    <annotation encoding="StarMath 5.0">%irho _тв &lt;%irho _жидк</annotation>
  </semantics>
</math>
</file>

<file path=Object 9/content.xml><?xml version="1.0" encoding="utf-8"?>
<math xmlns="http://www.w3.org/1998/Math/MathML">
  <semantics>
    <mrow>
      <mn>2</mn>
      <mrow>
        <msub>
          <mi>Н</mi>
          <mn>2</mn>
        </msub>
        <mo stretchy="false">+</mo>
        <msub>
          <mi>О</mi>
          <mn>2</mn>
        </msub>
      </mrow>
      <mo stretchy="false">→</mo>
      <mn>2</mn>
      <msub>
        <mi>Н</mi>
        <mn>2</mn>
      </msub>
      <mi>О</mi>
    </mrow>
    <annotation encoding="StarMath 5.0">2 Н_2 + О_2 %tendto 2 Н_2 О</annotation>
  </semantics>
</math>
</file>